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MethodMatcherPointcutAdvisor.get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ethodMatcherPointcutAdvisor.setAdvice( Advice ad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ethodMatcherPointcutAdviso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ethodMatcherPointcutAdvisor.StaticMethodMatcherPointcutAdvisor( Advice ad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MethodMatcherPointcutAdvisor.get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ethodMatcherPointcutAdvisor.StaticMethodMatcherPointcut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icMethodMatcherPointcutAdvisor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ethodMatcherPointcutAdvisor.isPer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